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EA7105ED1B088FDA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441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8cm" svg:height="15.799cm" svg:x="0.052cm" svg:y="-0.049cm">
          <draw:image xlink:href="Pictures/1000000000000500000002D0EA7105ED1B088FDA.jpg" xlink:type="simple" xlink:show="embed" xlink:actuate="onLoad">
            <text:p/>
          </draw:image>
        </draw:frame>
        <draw:frame draw:style-name="gr2" draw:text-style-name="P6" draw:layer="layout" svg:width="19.431cm" svg:height="10.691cm" svg:x="4.277cm" svg:y="3.794cm">
          <draw:text-box>
            <text:p text:style-name="P2"><text:span text:style-name="T1">Les disciples suivent Jésus</text:span></text:p>
            <text:p text:style-name="P3"><text:span text:style-name="T2">(Jean 1.35-5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18:35.680000000</dc:date>
    <meta:editing-duration>PT2H1M51S</meta:editing-duration>
    <meta:editing-cycles>32</meta:editing-cycles>
    <meta:generator>LibreOffice/5.4.7.2$Windows_X86_64 LibreOffice_project/c838ef25c16710f8838b1faec480ebba495259d0</meta:generator>
    <meta:document-statistic meta:object-count="3"/>
  </office:meta>
</office:document-meta>
</file>